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text-align="end" style:justify-single-word="false" style:page-number="1"/>
    </style:style>
    <style:style style:name="P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Директору </text:span></text:p>
      <text:p text:style-name="P1"><text:span text:style-name="T1">ГАОУ «Физико-технический лицей №1»</text:span></text:p>
      <text:p text:style-name="P1"><text:span text:style-name="T1">Правдиной Л.В.</text:span></text:p>
      <text:p text:style-name="P1"><text:span text:style-name="T1">_____________________________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ЗАЯВЛЕНИЕ</text:span></text:p>
      <text:p text:style-name="Standard"><text:span text:style-name="T1">Я,</text:span></text:p>
      <text:p text:style-name="Standard"><draw:rect text:anchor-type="as-char" style:rel-width="100%" draw:z-index="0" draw:style-name="gr1" draw:text-style-name="P6" svg:width="0.0012in" svg:height="0.0213in"><text:p/></draw:rect></text:p>
      <text:p text:style-name="Standard"><text:span text:style-name="T1">даю согласие на участие моего ребенка</text:span></text:p>
      <text:p text:style-name="Standard"><draw:rect text:anchor-type="as-char" style:rel-width="100%" draw:z-index="1" draw:style-name="gr1" draw:text-style-name="P6" svg:width="0.0012in" svg:height="0.0213in"><text:p/></draw:rect></text:p>
      <text:p text:style-name="Standard"><text:span text:style-name="T1"><text:s/>во Всероссийской командной олимпиаде школьников по программированию, которая будет проходить 20 ноября 2022 года с 8:00 до 17:30 по адресу г. Саратов, ул. Вольская д.10 А.</text:span></text:p>
      <text:p text:style-name="Standard"><text:span text:style-name="T1">Ответственность за доставку ребенка к месту проведения олимпиады, а также за доставку ребенка после проведения олимпиады беру на себя.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1"><text:span text:style-name="T1">(число) (подпись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66in" fo:margin-bottom="0.7866in" fo:margin-left="0.9839in" fo:margin-right="0.5902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2" meta:word-count="63" meta:character-count="458" meta:non-whitespace-character-count="403"/>
    <meta:generator>LibreOfficeDev/6.0.5.2$Linux_X86_64 LibreOffice_project/</meta:generator>
  </office:meta>
</office:document-meta>
</file>